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language="en" fo:country="GB"/>
    </style:style>
    <style:style style:name="P2" style:family="paragraph" style:parent-style-name="Préformaté_20_HTML">
      <style:text-properties fo:language="en" fo:country="GB"/>
    </style:style>
    <style:style style:name="P3" style:family="paragraph" style:parent-style-name="Préformaté_20_HTML">
      <style:text-properties fo:language="en" fo:country="GB" fo:background-color="#ffff00"/>
    </style:style>
    <style:style style:name="P4" style:family="paragraph" style:parent-style-name="Préformaté_20_HTML">
      <style:text-properties fo:background-color="#ffff00"/>
    </style:style>
    <style:style style:name="P5" style:family="paragraph" style:parent-style-name="Préformaté_20_HTML">
      <style:text-properties fo:font-size="8pt" style:font-size-asian="8pt" style:font-size-complex="8pt"/>
    </style:style>
    <style:style style:name="P6" style:family="paragraph" style:parent-style-name="Préformaté_20_HTML">
      <style:text-properties fo:font-size="8pt" fo:language="en" fo:country="GB" style:font-size-asian="8pt" style:font-size-complex="8pt"/>
    </style:style>
    <style:style style:name="P7" style:family="paragraph" style:parent-style-name="Heading_20_1">
      <style:text-properties fo:language="en" fo:country="GB"/>
    </style:style>
    <style:style style:name="P8" style:family="paragraph" style:parent-style-name="Heading_20_1" style:master-page-name="Standard">
      <style:paragraph-properties style:page-number="auto"/>
      <style:text-properties fo:language="en" fo:country="GB"/>
    </style:style>
    <style:style style:name="P9" style:family="paragraph" style:parent-style-name="Standard">
      <style:text-properties fo:font-size="9pt" fo:language="en" fo:country="GB" style:font-size-asian="9pt" style:font-size-complex="9pt"/>
    </style:style>
    <style:style style:name="P10" style:family="paragraph" style:parent-style-name="Standard" style:list-style-name="WW8Num1">
      <style:text-properties fo:font-size="9pt" fo:language="en" fo:country="GB" style:font-size-asian="9pt" style:font-size-complex="9pt"/>
    </style:style>
    <style:style style:name="P11" style:family="paragraph" style:parent-style-name="Standard">
      <style:text-properties fo:language="en" fo:country="GB"/>
    </style:style>
    <style:style style:name="P12" style:family="paragraph" style:parent-style-name="Standard">
      <style:paragraph-properties fo:margin-left="1.249cm" fo:margin-right="0cm" fo:text-indent="0cm" style:auto-text-indent="false"/>
    </style:style>
    <style:style style:name="P13" style:family="paragraph" style:parent-style-name="Standard">
      <style:paragraph-properties fo:margin-left="1.249cm" fo:margin-right="0cm" fo:text-indent="0cm" style:auto-text-indent="false"/>
      <style:text-properties fo:font-size="9pt" style:font-size-asian="9pt" style:font-size-complex="9pt"/>
    </style:style>
    <style:style style:name="P14" style:family="paragraph" style:parent-style-name="Standard">
      <style:paragraph-properties fo:margin-left="1.249cm" fo:margin-right="0cm" fo:text-indent="0cm" style:auto-text-indent="false"/>
      <style:text-properties fo:font-size="9pt" fo:language="en" fo:country="GB" style:font-size-asian="9pt" style:font-size-complex="9pt"/>
    </style:style>
    <style:style style:name="P15" style:family="paragraph" style:parent-style-name="Standard">
      <style:paragraph-properties fo:margin-left="1.249cm" fo:margin-right="0cm" fo:margin-top="0cm" fo:margin-bottom="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9pt" fo:language="en" fo:country="GB" style:font-name-asian="Times New Roman" style:font-size-asian="9pt" style:language-asian="fr" style:country-asian="FR" style:font-name-complex="Courier New" style:font-size-complex="9pt"/>
    </style:style>
    <style:style style:name="P16"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GB" style:font-name-asian="Times New Roman" style:font-size-asian="10pt" style:language-asian="fr" style:country-asian="FR" style:font-name-complex="Courier New" style:font-size-complex="10pt"/>
    </style:style>
    <style:style style:name="P17" style:family="paragraph" style:parent-style-name="Standard">
      <style:paragraph-properties fo:margin-left="2.498cm" fo:margin-right="0cm" fo:text-indent="0cm" style:auto-text-indent="false"/>
      <style:text-properties fo:font-size="9pt" fo:language="en" fo:country="GB" style:font-size-asian="9pt" style:font-size-complex="9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fo:background-color="#ffff00" style:font-weight-asian="bold"/>
    </style:style>
    <style:style style:name="T4" style:family="text">
      <style:text-properties fo:language="en" fo:country="GB" fo:background-color="#ffff00"/>
    </style:style>
    <style:style style:name="T5" style:family="text">
      <style:text-properties fo:font-size="9pt" style:font-size-asian="9pt" style:font-size-complex="9pt"/>
    </style:style>
    <style:style style:name="T6" style:family="text">
      <style:text-properties fo:font-size="9pt" fo:language="en" fo:country="GB" style:font-size-asian="9pt" style:font-size-complex="9pt"/>
    </style:style>
    <style:style style:name="T7" style:family="text">
      <style:text-properties fo:font-size="8pt" style:font-size-asian="8pt" style:font-size-complex="8pt"/>
    </style:style>
    <style:style style:name="T8" style:family="text">
      <style:text-properties fo:font-size="8pt" fo:language="en" fo:country="GB" style:font-size-asian="8pt"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General</text:h>
      <text:p text:style-name="Standard"><text:a xlink:type="simple" xlink:href="http://www.groklaw.net/article.php?story=20100204170037353"><text:span text:style-name="Internet_20_link"><text:span text:style-name="T1">http://www.groklaw.net/article.php?story=20100204170037353</text:span></text:span></text:a></text:p>
      <text:p text:style-name="P12"><text:span text:style-name="T6">Andrew : </text:span><text:a xlink:type="simple" xlink:href="http://lists.parrot.org/pipermail/parrot-dev/2010-February/003739.html"><text:span text:style-name="Internet_20_link"><text:span text:style-name="T6">http://lists.parrot.org/pipermail/parrot-dev/2010-February/003739.html</text:span></text:span></text:a></text:p>
      <text:p text:style-name="P15">hardly a glowing review of the artistic license.</text:p>
      <text:p text:style-name="P13"/>
      <text:p text:style-name="P12"><text:span text:style-name="T5">Allison : </text:span><text:a xlink:type="simple" xlink:href="http://lists.parrot.org/pipermail/parrot-dev/2010-February/003776.html"><text:span text:style-name="Internet_20_link"><text:span text:style-name="T5">http://lists.parrot.org/pipermail/parrot-dev/2010-February/003776.html</text:span></text:span></text:a></text:p>
      <text:p text:style-name="P15">The sad thing is, the parts of the case mentioned at the top that were </text:p>
      <text:p text:style-name="P15">relevant to open source/free software licensing were fundamental to all </text:p>
      <text:p text:style-name="P15">licenses, including the GPL in any version. And the rest of the case had </text:p>
      <text:p text:style-name="P15">nothing to do with open source/free software.</text:p>
      <text:p text:style-name="P16"/>
      <text:p text:style-name="P11"/>
      <text:p text:style-name="Standard"><text:a xlink:type="simple" xlink:href="http://stackoverflow.com/questions/1875778/is-the-artistic-license-2-0-compatible-with-the-gnu-lgpl"><text:span text:style-name="Internet_20_link"><text:span text:style-name="T1">http://stackoverflow.com/questions/1875778/is-the-artistic-license-2-0-compatible-with-the-gnu-lgpl</text:span></text:span></text:a></text:p>
      <text:p text:style-name="P11"/>
      <text:p text:style-name="Standard"><text:a xlink:type="simple" xlink:href="http://www.gnu.org/licenses/license-list.html"><text:span text:style-name="Internet_20_link"><text:span text:style-name="T1">http://www.gnu.org/licenses/license-list.html</text:span></text:span></text:a></text:p>
      <text:p text:style-name="P14">Artistic License 2.0</text:p>
      <text:p text:style-name="P17">This license is a free software license, compatible with the GPL thanks to the relicensing option in section 4(c)(ii).</text:p>
      <text:p text:style-name="P14">Common Public License Version 1.0 <text:s text:c="2"/></text:p>
      <text:p text:style-name="P17">This is a free software license. Unfortunately, its weak copyleft and choice of law clause make it incompatible with the GNU GPL.</text:p>
      <text:p text:style-name="P11"/>
      <text:p text:style-name="P11">OpenSource Initiative :</text:p>
      <text:p text:style-name="Standard"><text:a xlink:type="simple" xlink:href="http://www.opensource.org/licenses/category"><text:span text:style-name="Internet_20_link"><text:span text:style-name="T1">http://www.opensource.org/licenses/category</text:span></text:span></text:a></text:p>
      <text:p text:style-name="Standard"><text:span text:style-name="T1">Common Public License 1.0 : This license has been superseded by the </text:span><text:a xlink:type="simple" xlink:href="http://www.opensource.org/licenses/eclipse-1.0.php"><text:span text:style-name="Internet_20_link"><text:span text:style-name="T1">Eclipse Public License</text:span></text:span></text:a></text:p>
      <text:p text:style-name="P11"/>
      <text:p text:style-name="P11"/>
      <text:p text:style-name="P11"/>
      <text:p text:style-name="P11"/>
      <text:h text:style-name="P7" text:outline-level="1">Common Public License</text:h>
      <text:p text:style-name="P11"/>
      <text:p text:style-name="P11">Common public license merged into Eclipse</text:p>
      <text:p text:style-name="Standard"><text:a xlink:type="simple" xlink:href="http://www.zdnet.com/blog/open-source/common-public-license-merged-into-eclipse/3997"><text:span text:style-name="Internet_20_link"><text:span text:style-name="T1">http://www.zdnet.com/blog/open-source/common-public-license-merged-into-eclipse/3997</text:span></text:span></text:a></text:p>
      <text:p text:style-name="P11"/>
      <text:p text:style-name="Standard"><text:a xlink:type="simple" xlink:href="http://www.opensource.org/licenses/cpl1.0.php"><text:span text:style-name="Internet_20_link"><text:span text:style-name="T1">http://www.opensource.org/licenses/cpl1.0.php</text:span></text:span></text:a></text:p>
      <text:p text:style-name="Standard"><text:span text:style-name="T1">Common Public License 1.0 : </text:span><text:span text:style-name="T1">This license has been superseded by the </text:span><text:a xlink:type="simple" xlink:href="http://www.opensource.org/licenses/eclipse-1.0.php"><text:span text:style-name="Internet_20_link"><text:span text:style-name="T1">Eclipse Public License</text:span></text:span></text:a></text:p>
      <text:p text:style-name="P11"/>
      <text:p text:style-name="P11">Common Public License (CPL) Frequently asked questions</text:p>
      <text:p text:style-name="Standard"><text:a xlink:type="simple" xlink:href="http://www.ibm.com/developerworks/library/os-cplfaq.html"><text:span text:style-name="Internet_20_link"><text:span text:style-name="T1">http://www.ibm.com/developerworks/library/os-cplfaq.html</text:span></text:span></text:a></text:p>
      <text:p text:style-name="Standard"><text:span text:style-name="T1">15. <text:s/></text:span><text:span text:style-name="T1">Does the CPL allow me to take the source code for a program licensed under it and include all or part of it in another program licensed under the GNU General Public License (GPL), Berkeley Software Distribution (BSD) license or other open source license?</text:span></text:p>
      <text:p text:style-name="Standard"><text:span text:style-name="T1">No. Only the owner of software can decide whether and how to license it to others. Contributors to a Program licensed under the CPL understand that source code for the Program will be made available under the terms of the CPL. Unless you are the owner of the software or have received permission from the owner, you are not authorized to apply the terms of another license to the Program by including it in a program licensed under another open source license. </text:span><text:span text:style-name="T2">By the way, the same answer applies if you want to include source code licensed under another open source license in a program licensed under the CPL.</text:span></text:p>
      <text:p text:style-name="P11">Note JLF : <text:s/>??? last sentence is really true ? <text:s/>even BSD is forbidden in this case ?</text:p>
      <text:p text:style-name="P11">See EPL FAQ : the last sentence has been removed.</text:p>
      <text:p text:style-name="P11"/>
      <text:p text:style-name="P11"/>
      <text:p text:style-name="P11">Eclipse Public License (EPL) Frequently Asked Questions</text:p>
      <text:p text:style-name="Standard"><text:a xlink:type="simple" xlink:href="http://www.eclipse.org/legal/eplfaq.php"><text:span text:style-name="Internet_20_link"><text:span text:style-name="T1">http://www.eclipse.org/legal/eplfaq.php</text:span></text:span></text:a></text:p>
      <text:p text:style-name="P11"/>
      <text:p text:style-name="P11">Eclipse Foundation Legal Frequently Asked Questions (FAQ)</text:p>
      <text:p text:style-name="Standard"><text:a xlink:type="simple" xlink:href="http://www.eclipse.org/legal/legalfaq.php"><text:span text:style-name="Internet_20_link"><text:span text:style-name="T1">http://www.eclipse.org/legal/legalfaq.php</text:span></text:span></text:a></text:p>
      <text:p text:style-name="P11"/>
      <text:h text:style-name="P7" text:outline-level="1">Artistic License</text:h>
      <text:p text:style-name="Standard"><text:a xlink:type="simple" xlink:href="http://www.opensource.org/licenses/artistic-license-2.0.php"><text:span text:style-name="Internet_20_link"><text:span text:style-name="T1">http://www.opensource.org/licenses/artistic-license-2.0.php</text:span></text:span></text:a></text:p>
      <text:p text:style-name="P11"/>
      <text:p text:style-name="Standard"><text:a xlink:type="simple" xlink:href="http://www.theperlreview.com/Interviews/allison-randal-artistic-license.html"><text:span text:style-name="Internet_20_link"><text:span text:style-name="T1">http://www.theperlreview.com/Interviews/allison-randal-artistic-license.html</text:span></text:span></text:a></text:p>
      <text:p text:style-name="Standard"><text:span text:style-name="T1"><text:s/></text:span><text:span text:style-name="T6">Allison: </text:span></text:p>
      <text:p text:style-name="P9">The revision process was a refactor rather than a start from scratch, and the terms are nearly identical. <text:s/>The text is substantially different, though, with changes both for clarity and for legal precision. <text:s/>Two concepts were added in the Artistic 2.0: relicensing and patent protection. </text:p>
      <text:list xml:id="list35591375" text:style-name="WW8Num1">
        <text:list-item>
          <text:p text:style-name="P10">The relicensing section 4(c)(ii) means that projects no longer need to dual-license with the GPL, because the Artistic License itself allows redistribution of the code under the GPL (or any "copyleft" license). </text:p>
        </text:list-item>
        <text:list-item>
          <text:p text:style-name="P10">The patent protection language was added in response to the increased patent litigation and threats of patent litigation against open source software in the past few years. </text:p>
        </text:list-item>
      </text:list>
      <text:p text:style-name="P9"><text:s/>The Artistic License allows proprietary versions of the code to be distributed under certain circumstances, <text:s/>the BSD license allows proprietary versions with no restrictions, <text:s/>and the GPL doesn't allow any proprietary versions of the code at all.</text:p>
      <text:p text:style-name="P11"/>
      <text:p text:style-name="Standard"><text:a xlink:type="simple" xlink:href="http://perlbuzz.com/2010/06/artistic-license-20-makes-dual-license-boilerplate-unnecessary.html"><text:span text:style-name="Internet_20_link"><text:span text:style-name="T1">http://perlbuzz.com/2010/06/artistic-license-20-makes-dual-license-boilerplate-unnecessary.html</text:span></text:span></text:a></text:p>
      <text:p text:style-name="P9">According to Allison Randal, one of the architects of Artistic License 2.0, "Artistic 2 allows for any GPL-like license, not just GPL 2.</text:p>
      <text:p text:style-name="P9">Specifically, it allows for GPL 3 or later, or a completely non-GPL copyleft license.</text:p>
      <text:p text:style-name="P11"/>
      <text:p text:style-name="Standard"><text:a xlink:type="simple" xlink:href="http://www.perlfoundation.org/cpan_licensing_guidelines"><text:span text:style-name="Internet_20_link"><text:span text:style-name="T1">http://www.perlfoundation.org/cpan_licensing_guidelines</text:span></text:span></text:a></text:p>
      <text:p text:style-name="P11"/>
      <text:p text:style-name="Standard"><text:a xlink:type="simple" xlink:href="http://www.dervishd.net/artistic.html"><text:span text:style-name="Internet_20_link"><text:span text:style-name="T1">http://www.dervishd.net/artistic.html</text:span></text:span></text:a></text:p>
      <text:p text:style-name="P9"><text:s/>If you modify my work and distribute such modifications as source, which I think is one of the strongest pillars of free software, you must do at least one of the following:</text:p>
      <text:p text:style-name="P14">* You have to make your derivative work available to me under the Artistic License 2.0. </text:p>
      <text:p text:style-name="P14"><text:s/>Well, this is a very good option: if you think the same as me, use the same license and I will be happy. <text:s/>The important thing is that you don't have to do this, you have other options, and that you don't have to make the derivative work available to everyone under the Artistic License 2.0, <text:s/>only I have to be licensed so my work can benefit from your enhancements. <text:s/>I want to make it clear: even if you choose this option, you're not forced to release your derivative work under Artistic License 2.0, you can choose whatever license fits you, <text:s/>as long as I get those sources licensed to me under Artistic License 2.0. This way the community gets something back and it's fair: you used my work as a base for yours, <text:s/>so it's good if you give me back the enhancements. This is not perfect, because the work is not licensed as free software to everyone, but since I will be able to pick the enhancements and modify my work (which is free software), the community benefits.</text:p>
      <text:p text:style-name="P14"><text:soft-page-break/>* Make sure that your derivative work doesn't prevent users installing or running my work. <text:s/>I think this is fair: if you do a derivative work and want to use your own license, make sure that your program won't prevent users from using mine! <text:s/>And use a different name so the users know perfectly which work are they using: yours or mine. <text:s/>No additional restrictions. If you don't want to share the work you did thanks to mine, at least don't screw me and the users.</text:p>
      <text:p text:style-name="P14">* Allow those who get your derivative work redistribute it under Artistic License 2.0 or any other license that has a similar spirit: <text:s/>it has to allow the user to freely copy, modify and redistribute modified versions under the same license, and without licensing fees. <text:s/>That is, you can use whatever license fits you as long as it is a free software license. <text:s/>This is very good in my opinion, because it allows people to do their work based upon mine and make it free software but under the conditions they want, <text:s/>as long as that conditions still qualify as free software. This is fair too, and it is the best course of action too: release your derivative work as free software to everyone, not just me (as in the first option).</text:p>
      <text:p text:style-name="P11"/>
      <text:p text:style-name="P11"/>
      <text:h text:style-name="P7" text:outline-level="1">Re: [Oorexx-devel] GeSHi template - I need an answer if I'm going to submit this</text:h>
      <text:p text:style-name="Standard"><text:a xlink:type="simple" xlink:href="https://sourceforge.net/mailarchive/message.php?msg_id=33bd05330801210523q3fdd0bc3x86f734f847488853%40mail.gmail.com"><text:span text:style-name="Internet_20_link"><text:span text:style-name="T1">https://sourceforge.net/mailarchive/message.php?msg_id=33bd05330801210523q3fdd0bc3x86f734f847488853%40mail.gmail.com</text:span></text:span></text:a></text:p>
      <text:p text:style-name="P11"/>
      <text:h text:style-name="P1" text:outline-level="2">Sahananda (Jon) Wolfers</text:h>
      <text:p text:style-name="P11"/>
      <text:p text:style-name="P2">On Jan 20, 2008 8:29 AM, Sahananda (Jon) Wolfers</text:p>
      <text:p text:style-name="Préformaté_20_HTML"><text:span text:style-name="T1">&lt;</text:span><text:a xlink:type="simple" xlink:href="mailto:sahananda@windhorse.biz" office:target-frame-name="_new" xlink:show="replace"><text:span text:style-name="Internet_20_link"><text:span text:style-name="T1">sahananda@windhorse.biz</text:span></text:span></text:a><text:span text:style-name="T1">&gt; wrote:</text:span></text:p>
      <text:p text:style-name="P2">&gt; Last week I wrote asking about what to do about the header of the GeSHi</text:p>
      <text:p text:style-name="P2">&gt; template for ooRexx. <text:s/>I got no answer. <text:s/>Forgive me for asking again, but I</text:p>
      <text:p text:style-name="P2">&gt; need to know.</text:p>
      <text:p text:style-name="P2">&gt;</text:p>
      <text:p text:style-name="Préformaté_20_HTML"><text:span text:style-name="T1">&gt; The GeSHi project ( </text:span><text:a xlink:type="simple" xlink:href="http://qbnz.com/highlighter/" office:target-frame-name="_new" xlink:show="replace"><text:span text:style-name="Internet_20_link"><text:span text:style-name="T1">http://qbnz.com/highlighter/</text:span></text:span></text:a><text:span text:style-name="T1">) demands that there is a</text:span></text:p>
      <text:p text:style-name="P2">&gt; developer name &amp; copyright statement in the header section. <text:s/>At the moment I</text:p>
      <text:p text:style-name="P2">&gt; have put my name, url in there, but it seems to me to make more sense to</text:p>
      <text:p text:style-name="P2">&gt; attribute it to the RexxLa. <text:s/>Can I do that please, <text:s/>what should the lines</text:p>
      <text:p text:style-name="P2">&gt; read instead of</text:p>
      <text:p text:style-name="P2">&gt;</text:p>
      <text:p text:style-name="Préformaté_20_HTML"><text:span text:style-name="T1">&gt; <text:s/>* Author: Jon Wolfers (</text:span><text:a xlink:type="simple" xlink:href="mailto:jon@sahananda.fwbo.net" office:target-frame-name="_new" xlink:show="replace"><text:span text:style-name="Internet_20_link"><text:span text:style-name="T1">jon@sahananda.fwbo.net</text:span></text:span></text:a><text:span text:style-name="T1">)</text:span></text:p>
      <text:p text:style-name="Préformaté_20_HTML"><text:span text:style-name="T1">&gt; <text:s/>* Copyright: (c) 2008 Jon Wolfers ( </text:span><text:a xlink:type="simple" xlink:href="http://www.sahananda.fwbo.net/rexx" office:target-frame-name="_new" xlink:show="replace"><text:span text:style-name="Internet_20_link"><text:span text:style-name="T1">http://www.sahananda.fwbo.net/rexx</text:span></text:span></text:a><text:span text:style-name="T1">)</text:span></text:p>
      <text:p text:style-name="Préformaté_20_HTML">&gt;</text:p>
      <text:p text:style-name="Préformaté_20_HTML">&gt; <text:s/>Thanks, <text:s/>Jon</text:p>
      <text:p text:style-name="P2"/>
      <text:p text:style-name="P2"/>
      <text:h text:style-name="P1" text:outline-level="2">Moritz</text:h>
      <text:p text:style-name="P11"/>
      <text:p text:style-name="P2">Hi,</text:p>
      <text:p text:style-name="P2">I try to answer this. The work you have don is owned by you. You are</text:p>
      <text:p text:style-name="P2">able to transfer your rights to someone else (at least in some</text:p>
      <text:p text:style-name="P2">countries...) if you are the creator. If you want the code to be owned</text:p>
      <text:p text:style-name="P2">by RexxLA then you must make a formal contribution.</text:p>
      <text:p text:style-name="Préformaté_20_HTML"><text:span text:style-name="T1">At </text:span><text:a xlink:type="simple" xlink:href="http://sourceforge.net/tracker/index.php?func=detail&amp;aid=1704199&amp;group_id=119701&amp;atid=684732" office:target-frame-name="_new" xlink:show="replace"><text:span text:style-name="Internet_20_link"><text:span text:style-name="T1">http://sourceforge.net/tracker/index.php?func=detail&amp;aid=1704199&amp;group_id=119701&amp;atid=684732</text:span></text:span></text:a></text:p>
      <text:p text:style-name="P2">there is an example for the text of the contribution.</text:p>
      <text:p text:style-name="P2">What you could do is to publish the source under CPL as it is</text:p>
      <text:p text:style-name="P2">compatible with ooRexx.</text:p>
      <text:p text:style-name="Préformaté_20_HTML"><text:span text:style-name="T4">GeSHi uses GPL, which is not compatible with CPL</text:span><text:span text:style-name="T1">, only the other way</text:span></text:p>
      <text:p text:style-name="P2">around (GPL is more restrictive).</text:p>
      <text:p text:style-name="P2">Looking at the sources in the GeSHi I see that every file is released</text:p>
      <text:p text:style-name="P2">under GPL. I don't think RexxLA would contribute a file under GPL to</text:p>
      <text:p text:style-name="P2">any other project. One solution I see is that GeSHi accepts a</text:p>
      <text:p text:style-name="P2">contribution under CPL, but that is not very likely (No project wants</text:p>
      <text:p text:style-name="P2">to have several licenses.)</text:p>
      <text:p text:style-name="P2"/>
      <text:p text:style-name="P2">I personally think that it's much simpler if you just give them the</text:p>
      <text:p text:style-name="P2">file you created and insert yourself as the author and copyright</text:p>
      <text:p text:style-name="P2">holder. This would avoid any discussion about RexxLA supporting GPL or</text:p>
      <text:p text:style-name="P2"><text:soft-page-break/>not - I hope you understand the difficulty of this issue...</text:p>
      <text:p text:style-name="P2"/>
      <text:p text:style-name="P2">Well, I'm not very experienced on this topic, if I'm telling something</text:p>
      <text:p text:style-name="P2">wrong I'd like to be corrected!</text:p>
      <text:p text:style-name="P2"/>
      <text:p text:style-name="Préformaté_20_HTML">Regards, Moritz</text:p>
      <text:p text:style-name="P11"/>
      <text:h text:style-name="P1" text:outline-level="2">Morten</text:h>
      <text:p text:style-name="P11"/>
      <text:p text:style-name="P2">I think this is a of some concern.</text:p>
      <text:p text:style-name="P2">The CPL has this sentence in it's last clause:</text:p>
      <text:p text:style-name="P2"/>
      <text:p text:style-name="P2">"This Agreement is governed by the laws of the State of New York and the</text:p>
      <text:p text:style-name="P2">intellectual property laws of the United States of America."</text:p>
      <text:p text:style-name="P2"/>
      <text:p text:style-name="P2">Looking ahead having major contribution (hopefully) from people outside of</text:p>
      <text:p text:style-name="P2">the US this could possibly stall activities.</text:p>
      <text:p text:style-name="P2"/>
      <text:p text:style-name="P2">Is there another license that is more agreeable to non-US citizens that can</text:p>
      <text:p text:style-name="P2">be used together with CPL.?</text:p>
      <text:p text:style-name="P2"/>
      <text:p text:style-name="Préformaté_20_HTML">morten</text:p>
      <text:p text:style-name="P11"/>
      <text:h text:style-name="P1" text:outline-level="2">Moritz</text:h>
      <text:p text:style-name="P11"/>
      <text:p text:style-name="P2">Well, actually there are other problems arising as well. As I'm german</text:p>
      <text:p text:style-name="P2">I can only publish my code under german laws. They say that I'm not</text:p>
      <text:p text:style-name="P2">able to transfer any copy right. Actually, there is no such term as</text:p>
      <text:p text:style-name="P2">copyright. I can only grant a license to use it, but I still own the</text:p>
      <text:p text:style-name="P2">code. Not that I insist on my rights...</text:p>
      <text:p text:style-name="P2">The reason why ooRexx is published under CPL is that CPL was IBM</text:p>
      <text:p text:style-name="P2">Public License before. By using this license which is close to Apache</text:p>
      <text:p text:style-name="P2">and BSD license IBM made sure they can use the code for internal</text:p>
      <text:p text:style-name="P2">projects again. GPL would not allow that.</text:p>
      <text:p text:style-name="P2"/>
      <text:p text:style-name="P2">&gt; Is there another license that is more agreeable to non-US citizens that can</text:p>
      <text:p text:style-name="P2">&gt; be used together with CPL.?</text:p>
      <text:p text:style-name="P2"/>
      <text:p text:style-name="P2">The problem is that we can't do a license shift. The existing code can</text:p>
      <text:p text:style-name="P2">only be published under a different license, only when the original</text:p>
      <text:p text:style-name="P2">license is not violated. I don't think there is a license like this,</text:p>
      <text:p text:style-name="P2">and it would not make much sense to do it. The other possibility to</text:p>
      <text:p text:style-name="P2">chose a license for all new stuff, but then we'd have different</text:p>
      <text:p text:style-name="P2">licenses for a single product - sticking with CPL is simpler. Actually</text:p>
      <text:p text:style-name="P2">CPL is one of the less restrictive licenses.</text:p>
      <text:p text:style-name="P2"/>
      <text:p text:style-name="Préformaté_20_HTML">Moritz</text:p>
      <text:p text:style-name="P11"/>
      <text:h text:style-name="P1" text:outline-level="2">Rick</text:h>
      <text:p text:style-name="P2"/>
      <text:p text:style-name="Préformaté_20_HTML"><text:span text:style-name="T1">On Jan 21, 2008 8:14 AM, Moritz Hoffmann &lt;</text:span><text:a xlink:type="simple" xlink:href="mailto:antiguru@gmail.com" office:target-frame-name="_new" xlink:show="replace"><text:span text:style-name="Internet_20_link"><text:span text:style-name="T1">antiguru@gmail.com</text:span></text:span></text:a><text:span text:style-name="T1">&gt; wrote:</text:span></text:p>
      <text:p text:style-name="P2"/>
      <text:p text:style-name="Préformaté_20_HTML"><text:soft-page-break/><text:span text:style-name="T1">&gt; On Jan 21, 2008 12:48 PM, morten mork &lt;</text:span><text:a xlink:type="simple" xlink:href="mailto:mork.morten@gmail.com" office:target-frame-name="_new" xlink:show="replace"><text:span text:style-name="Internet_20_link"><text:span text:style-name="T1">mork.morten@gmail.com</text:span></text:span></text:a><text:span text:style-name="T1">&gt; wrote:</text:span></text:p>
      <text:p text:style-name="P2">&gt; &gt; I think this is a of some concern.</text:p>
      <text:p text:style-name="P2">&gt; &gt; The CPL has this sentence in it's last clause:</text:p>
      <text:p text:style-name="P2">&gt; &gt; "This Agreement is governed by the laws of the State of New York and the</text:p>
      <text:p text:style-name="P2">&gt; &gt; intellectual property laws of the United States of America."</text:p>
      <text:p text:style-name="P2">&gt; &gt; Looking ahead having major contribution (hopefully) from people outside</text:p>
      <text:p text:style-name="P2">&gt; of</text:p>
      <text:p text:style-name="P2">&gt; &gt; the US this could possibly stall activities.</text:p>
      <text:p text:style-name="P2">&gt;</text:p>
      <text:p text:style-name="P2">&gt; Well, actually there are other problems arising as well. As I'm german</text:p>
      <text:p text:style-name="P2">&gt; I can only publish my code under german laws. They say that I'm not</text:p>
      <text:p text:style-name="P2">&gt; able to transfer any copy right. Actually, there is no such term as</text:p>
      <text:p text:style-name="P2">&gt; copyright. I can only grant a license to use it, but I still own the</text:p>
      <text:p text:style-name="P2">&gt; code. Not that I insist on my rights...</text:p>
      <text:p text:style-name="P2"/>
      <text:p text:style-name="P2"/>
      <text:p text:style-name="P2">This is true in the US as well. <text:s/>I still am the copyright owner of all of</text:p>
      <text:p text:style-name="P2">the code I've written for ooRexx. <text:s/>However, by contributing the code, I've</text:p>
      <text:p text:style-name="P2">granted a license to the RexxLA to distribute the code under the CPL.</text:p>
      <text:p text:style-name="P2">Actual transference of a copyright requires a copyright assignment</text:p>
      <text:p text:style-name="P2">document. <text:s/>The ooRexx code still contains the IBM copyrights because IBM</text:p>
      <text:p text:style-name="P2">retained the original copyright, but granted license to RexxLA distribute</text:p>
      <text:p text:style-name="P2">the code under the CPL. <text:s/>I suspect under the terms of the original grant</text:p>
      <text:p text:style-name="P2">that the RexxLA couldn't change the license even if they wanted to.</text:p>
      <text:p text:style-name="P2"/>
      <text:p text:style-name="P2"/>
      <text:p text:style-name="P2"/>
      <text:p text:style-name="P2">&gt;</text:p>
      <text:p text:style-name="P2">&gt; The reason why ooRexx is published under CPL is that CPL was IBM</text:p>
      <text:p text:style-name="P2">&gt; Public License before. By using this license which is close to Apache</text:p>
      <text:p text:style-name="P2">&gt; and BSD license IBM made sure they can use the code for internal</text:p>
      <text:p text:style-name="P2">&gt; projects again. GPL would not allow that.</text:p>
      <text:p text:style-name="P2">&gt;</text:p>
      <text:p text:style-name="P2">&gt; &gt; Is there another license that is more agreeable to non-US citizens that</text:p>
      <text:p text:style-name="P2">&gt; can</text:p>
      <text:p text:style-name="P2">&gt; &gt; be used together with CPL.?</text:p>
      <text:p text:style-name="P2">&gt;</text:p>
      <text:p text:style-name="P2">&gt; The problem is that we can't do a license shift. The existing code can</text:p>
      <text:p text:style-name="P2">&gt; only be published under a different license, only when the original</text:p>
      <text:p text:style-name="P2">&gt; license is not violated. I don't think there is a license like this,</text:p>
      <text:p text:style-name="P2">&gt; and it would not make much sense to do it. The other possibility to</text:p>
      <text:p text:style-name="P2">&gt; chose a license for all new stuff, but then we'd have different</text:p>
      <text:p text:style-name="P2">&gt; licenses for a single product - sticking with CPL is simpler. Actually</text:p>
      <text:p text:style-name="P2">&gt; CPL is one of the less restrictive licenses.</text:p>
      <text:p text:style-name="P2"/>
      <text:p text:style-name="P2"/>
      <text:p text:style-name="P2">As long as the GeSHI materials are not intermingled with the ooRexx code,</text:p>
      <text:p text:style-name="P2">it can be released and licensed under any appropriate open source license.</text:p>
      <text:p text:style-name="Préformaté_20_HTML"><text:span text:style-name="T1">It's safer to use the CPL, but not a requirement. <text:s/></text:span><text:span text:style-name="T4">If the LGPL is used, then</text:span></text:p>
      <text:p text:style-name="P3">I wouldn't even want that to get checked in to the ooRexx SVN tree lest it</text:p>
      <text:p text:style-name="P3">accidentally get distributed with ooRexx.</text:p>
      <text:p text:style-name="P2"/>
      <text:p text:style-name="Préformaté_20_HTML">Rick</text:p>
      <text:p text:style-name="Standard"/>
      <text:h text:style-name="P7" text:outline-level="1">Re: [Oorexx-devel] Including NCURSES directly in ooRexx</text:h>
      <text:p text:style-name="Standard"><text:a xlink:type="simple" xlink:href="https://sourceforge.net/mailarchive/message.php?msg_id=33bd05330601160924i27af5698k69548bd190fd0fe3%40mail.gmail.com"><text:span text:style-name="Internet_20_link"><text:span text:style-name="T1">https://sourceforge.net/mailarchive/message.php?msg_id=33bd05330601160924i27af5698k69548bd190fd0fe3%40mail.gmail.com</text:span></text:span></text:a></text:p>
      <text:p text:style-name="P11"/>
      <text:p text:style-name="P2">Things in rexxutil are really intended to be platform specific. <text:s/>Where</text:p>
      <text:p text:style-name="P2">possible, things should be the same, but don't let the inability of another</text:p>
      <text:p text:style-name="P2">platform dictate not doing something in another.</text:p>
      <text:p text:style-name="P2"/>
      <text:p text:style-name="Préformaté_20_HTML"><text:span text:style-name="T1">I'm more concerned with any licensing issues of the backing library. <text:s/></text:span><text:span text:style-name="T4">A lot</text:span></text:p>
      <text:p text:style-name="P3">of companies will be scared off by any hint that there might be a GPL or</text:p>
      <text:p text:style-name="P3">LGPL issue with an open source project. <text:s/>To get maximum benefit, we need to</text:p>
      <text:p text:style-name="Préformaté_20_HTML"><text:span text:style-name="T4">keep this as clean as possible</text:span><text:span text:style-name="T1">.</text:span></text:p>
      <text:p text:style-name="P2"/>
      <text:p text:style-name="Préformaté_20_HTML">Rick</text:p>
      <text:p text:style-name="P11"/>
      <text:p text:style-name="P11"/>
      <text:h text:style-name="P7" text:outline-level="1">[Oorexx-admin] A (hopefully really "last"!) question on licensing</text:h>
      <text:h text:style-name="P1" text:outline-level="2">Rony</text:h>
      <text:p text:style-name="P2">Hi there,</text:p>
      <text:p text:style-name="P2"/>
      <text:p text:style-name="P2">in the next days I plan to create a new distribution for "BSF4Rexx" and </text:p>
      <text:p text:style-name="P2">"Rexx4OOo" (the OpenOffice.org support). For that I would like to </text:p>
      <text:p text:style-name="P2">overhaul all programs and mark them with the "appropriate" licenses.</text:p>
      <text:p text:style-name="P2"/>
      <text:p text:style-name="P2">Would the following text be o.k. (it should allow you to use the CPL 1.0 </text:p>
      <text:p text:style-name="P2">license, the Apache and OOo people the Apache license and everyone else </text:p>
      <text:p text:style-name="P2">the LGPL license):</text:p>
      <text:p text:style-name="P2"/>
      <text:p text:style-name="P6">------------------------ cut here -------------------------</text:p>
      <text:p text:style-name="P6">/*</text:p>
      <text:p text:style-name="P6"><text:s text:c="3"/>... cut ...</text:p>
      <text:p text:style-name="P6"/>
      <text:p text:style-name="P6"><text:s text:c="3"/>license:</text:p>
      <text:p text:style-name="P6"/>
      <text:p text:style-name="P6"><text:s text:c="6"/>If this program is part of a distribution of an Apache foundation </text:p>
      <text:p text:style-name="P6">or OOo project (e.g. BSF, the Bean Scripting Framework; OOo, OpenOffice.org), then the </text:p>
      <text:p text:style-name="P6">immediately following Apache foundation license applies, if it gets distributed via or used by </text:p>
      <text:p text:style-name="Préformaté_20_HTML"><text:span text:style-name="T8">the developers of the "</text:span><text:a xlink:type="simple" xlink:href="http://www.ooRexx.org/" office:target-frame-name="_new" xlink:show="replace"><text:span text:style-name="Internet_20_link"><text:span text:style-name="T8">http://www.ooRexx.org</text:span></text:span></text:a><text:span text:style-name="T8">" project, then the CPL 1.0 license applies.</text:span></text:p>
      <text:p text:style-name="P6"/>
      <text:p text:style-name="P6"><text:s text:c="6"/>In all other cases the LGPL license applies.</text:p>
      <text:p text:style-name="P6"/>
      <text:p text:style-name="P6"/>
      <text:p text:style-name="P6"><text:s text:c="4"/>------------------------ Apache Version 2.0 license -------------------------</text:p>
      <text:p text:style-name="P6"><text:s text:c="7"/>Copyright (C) 2005 Rony G. Flatscher</text:p>
      <text:p text:style-name="P6"/>
      <text:p text:style-name="P6"><text:s text:c="7"/>Licensed under the Apache License, Version 2.0 (the "License");</text:p>
      <text:p text:style-name="P6"><text:s text:c="7"/>you may not use this file except in compliance with the License.</text:p>
      <text:p text:style-name="P6"><text:s text:c="7"/>You may obtain a copy of the License at</text:p>
      <text:p text:style-name="P6"/>
      <text:p text:style-name="Préformaté_20_HTML"><text:span text:style-name="T8"><text:s text:c="11"/></text:span><text:a xlink:type="simple" xlink:href="http://www.apache.org/licenses/LICENSE-2.0" office:target-frame-name="_new" xlink:show="replace"><text:span text:style-name="Internet_20_link"><text:span text:style-name="T8">http://www.apache.org/licenses/LICENSE-2.0</text:span></text:span></text:a></text:p>
      <text:p text:style-name="P6"/>
      <text:p text:style-name="P6"><text:s text:c="7"/>Unless required by applicable law or agreed to in writing, software</text:p>
      <text:p text:style-name="P6"><text:s text:c="7"/>distributed under the License is distributed on an "AS IS" BASIS,</text:p>
      <text:p text:style-name="P6"><text:s text:c="7"/>WITHOUT WARRANTIES OR CONDITIONS OF ANY KIND, either express or implied.</text:p>
      <text:p text:style-name="P6"><text:s text:c="7"/>See the License for the specific language governing permissions and</text:p>
      <text:p text:style-name="P6"><text:s text:c="7"/>limitations under the License.</text:p>
      <text:p text:style-name="P6"><text:s text:c="4"/></text:p>
      <text:p text:style-name="P6">-----------------------------------------------------------------------------</text:p>
      <text:p text:style-name="P6"/>
      <text:p text:style-name="P6"/>
      <text:p text:style-name="P6"><text:s text:c="4"/>------------------------ Common Public License 1.0 --------------------------</text:p>
      <text:p text:style-name="P6"><text:s text:c="7"/>Copyright (C) 2005 Rony G. Flatscher</text:p>
      <text:p text:style-name="P6"/>
      <text:p text:style-name="P6"><text:s text:c="7"/>This program and the accompanying materials are made available under the</text:p>
      <text:p text:style-name="P6"><text:s text:c="7"/>terms of the Common Public License v1.0 which accompanies this distribution.</text:p>
      <text:p text:style-name="P6"/>
      <text:p text:style-name="Préformaté_20_HTML"><text:span text:style-name="T8"><text:s text:c="7"/>It may also be viewed at: </text:span><text:a xlink:type="simple" xlink:href="http://www.opensource.org/licenses/cpl1.0.php" office:target-frame-name="_new" xlink:show="replace"><text:span text:style-name="Internet_20_link"><text:span text:style-name="T8">http://www.opensource.org/licenses/cpl1.0.php</text:span></text:span></text:a></text:p>
      <text:p text:style-name="P6"><text:s text:c="4"/></text:p>
      <text:p text:style-name="P6">-----------------------------------------------------------------------------</text:p>
      <text:p text:style-name="P6"/>
      <text:p text:style-name="P6"/>
      <text:p text:style-name="P6"><text:s text:c="4"/>---------------- GNU Lesser General Public License (LGPL) 2.1 ---------------</text:p>
      <text:p text:style-name="P6"><text:s text:c="7"/>UNO.CLS (Defines ooRexx support for OpenOffice.org)</text:p>
      <text:p text:style-name="P6"><text:s text:c="7"/>Copyright (C) 2005 Rony G. Flatscher</text:p>
      <text:p text:style-name="P6"/>
      <text:p text:style-name="P6"><text:s text:c="7"/>This library is free software; you can redistribute it and/or modify it</text:p>
      <text:p text:style-name="P6"><text:s text:c="7"/>under the terms of the GNU Lesser General Public License as published by</text:p>
      <text:p text:style-name="P6"><text:s text:c="7"/>the Free Software Foundation; either version 2.1 of the License, or (at</text:p>
      <text:p text:style-name="P6"><text:s text:c="7"/>your option) any later version.</text:p>
      <text:p text:style-name="P6"/>
      <text:p text:style-name="P6"><text:s text:c="7"/>This library is distributed in the hope that it will be useful, but</text:p>
      <text:p text:style-name="P6"><text:s text:c="7"/>WITHOUT ANY WARRANTY; without even the implied warranty of MERCHANTABILITY</text:p>
      <text:p text:style-name="P6"><text:s text:c="7"/>or FITNESS FOR A PARTICULAR PURPOSE. See the GNU Lesser General Public</text:p>
      <text:p text:style-name="P6"><text:s text:c="7"/>License for more details.</text:p>
      <text:p text:style-name="P6"/>
      <text:p text:style-name="Préformaté_20_HTML"><text:soft-page-break/><text:span text:style-name="T8"><text:s text:c="7"/>You should have received a copy of the GNU Lesser General Public License</text:span></text:p>
      <text:p text:style-name="P6"><text:s text:c="7"/>along with this library; if not, write to the Free Software Foundation,</text:p>
      <text:p text:style-name="Préformaté_20_HTML"><text:span text:style-name="T8"><text:s text:c="7"/></text:span><text:span text:style-name="T7">Inc., 59 Temple Place, Suite 330, Boston, MA 02111-1307 USA</text:span></text:p>
      <text:p text:style-name="P5"/>
      <text:p text:style-name="Préformaté_20_HTML"><text:span text:style-name="T7"><text:s text:c="7"/></text:span><text:span text:style-name="T8">(You may also find the full text of the license on the web at</text:span></text:p>
      <text:p text:style-name="Préformaté_20_HTML"><text:span text:style-name="T8"><text:s text:c="7"/>&lt;</text:span><text:a xlink:type="simple" xlink:href="http://www.opensource.org/licenses/lgpl-license.php" office:target-frame-name="_new" xlink:show="replace"><text:span text:style-name="Internet_20_link"><text:span text:style-name="T8">http://www.opensource.org/licenses/lgpl-license.php</text:span></text:span></text:a><text:span text:style-name="T8">&gt;)</text:span></text:p>
      <text:p text:style-name="P6"><text:s text:c="4"/></text:p>
      <text:p text:style-name="P6">-----------------------------------------------------------------------------</text:p>
      <text:p text:style-name="P6">*/</text:p>
      <text:p text:style-name="P6">------------------------ cut here -------------------------</text:p>
      <text:p text:style-name="P2"/>
      <text:p text:style-name="P2">Any remarks, objections?</text:p>
      <text:p text:style-name="P2"/>
      <text:p text:style-name="Préformaté_20_HTML">Regards,</text:p>
      <text:p text:style-name="Préformaté_20_HTML"/>
      <text:p text:style-name="Préformaté_20_HTML">---rony</text:p>
      <text:p text:style-name="P11"/>
      <text:h text:style-name="P1" text:outline-level="2">Rick</text:h>
      <text:p text:style-name="P2">I don't understand your insistance that you need to release this under</text:p>
      <text:p text:style-name="P2">different licenses...I suspect you also have a misunderstanding of the</text:p>
      <text:p text:style-name="P2">meaning of the word "use".</text:p>
      <text:p text:style-name="P2"/>
      <text:p text:style-name="P2">The Apache and CPL licenses really only impose restrictions on the source</text:p>
      <text:p text:style-name="P2">code, not usage, and don't impose any additional restrictions on usage of</text:p>
      <text:p text:style-name="P2">the program. <text:s/>There's no point in trying to release this as one or the</text:p>
      <text:p text:style-name="P2">other.</text:p>
      <text:p text:style-name="P2"/>
      <text:p text:style-name="Préformaté_20_HTML"><text:span text:style-name="T1">The LGPL is another matter entirely. <text:s/></text:span><text:span text:style-name="T4">The LGPL is poison. <text:s/>LGPL licensed</text:span></text:p>
      <text:p text:style-name="P3">code is always a problem, because of the viral nature of the LGPL license.</text:p>
      <text:p text:style-name="P3">I will normally give a :NO" vote to accepting anything that has been</text:p>
      <text:p text:style-name="P3">licensed as LGPL for inclusion into ooRexx because it has the potential to</text:p>
      <text:p text:style-name="P3">poison the codebase for everybody else. <text:s/>Once the code is poisoned in that</text:p>
      <text:p text:style-name="Préformaté_20_HTML"><text:span text:style-name="T4">way, it immediately ends my participation too</text:span><text:span text:style-name="T1">.</text:span></text:p>
      <text:p text:style-name="P2"/>
      <text:p text:style-name="P2">What reasons do you have for wanting to multi-license this way? <text:s/>I can't</text:p>
      <text:p text:style-name="P2">think of any valid reason for wanting to do this.</text:p>
      <text:p text:style-name="P2"/>
      <text:p text:style-name="Préformaté_20_HTML">Rick</text:p>
      <text:p text:style-name="P11"/>
      <text:h text:style-name="P1" text:outline-level="2">Rony</text:h>
      <text:p text:style-name="P2">Hi Rick,</text:p>
      <text:p text:style-name="P2"/>
      <text:p text:style-name="P2">Rick McGuire wrote:</text:p>
      <text:p text:style-name="P2"/>
      <text:p text:style-name="P2">&gt; I don't understand your insistance that you need to release this under </text:p>
      <text:p text:style-name="P2">&gt; different licenses...I suspect you also have a misunderstanding of the </text:p>
      <text:p text:style-name="P2">&gt; meaning of the word "use". </text:p>
      <text:p text:style-name="P2"/>
      <text:p text:style-name="P2">Probably, I think I am just insecure because of not overseeing the </text:p>
      <text:p text:style-name="P2">ramifications of the different licenses.</text:p>
      <text:p text:style-name="P2"/>
      <text:p text:style-name="P2">&gt; The Apache and CPL licenses really only impose restrictions on the </text:p>
      <text:p text:style-name="P2">&gt; source code, not usage, and don't impose any additional restrictions </text:p>
      <text:p text:style-name="P2">&gt; on usage of the program. <text:s/>There's no point in trying to release this </text:p>
      <text:p text:style-name="P2">&gt; as one or the other.</text:p>
      <text:p text:style-name="P2"/>
      <text:p text:style-name="P2">So would you think that CPL only would be o.k. for the Apache people as </text:p>
      <text:p text:style-name="P2">well (and vice versa)?</text:p>
      <text:p text:style-name="P2"/>
      <text:p text:style-name="Préformaté_20_HTML"><text:span text:style-name="T1">&gt; The LGPL is another matter entirely. <text:s/></text:span>The LGPL is poison. <text:s/>LGPL </text:p>
      <text:p text:style-name="P2"><text:soft-page-break/>&gt; licensed code is always a problem, because of the viral nature of the </text:p>
      <text:p text:style-name="P2">&gt; LGPL license. <text:s/>I will normally give a :NO" vote to accepting anything </text:p>
      <text:p text:style-name="P2">&gt; that has been licensed as LGPL for inclusion into ooRexx because it </text:p>
      <text:p text:style-name="P2">&gt; has the potential to poison the codebase for everybody else. <text:s/>Once the </text:p>
      <text:p text:style-name="P2">&gt; code is poisoned in that way, it immediately ends my participation too.</text:p>
      <text:p text:style-name="P2"/>
      <text:p text:style-name="P2">Yes, I understand that, and of course that is something I would hardly </text:p>
      <text:p text:style-name="P2">want to incur... ;)</text:p>
      <text:p text:style-name="P2"/>
      <text:p text:style-name="P2">&gt; What reasons do you have for wanting to multi-license this way? <text:s/>I </text:p>
      <text:p text:style-name="P2">&gt; can't think of any valid reason for wanting to do this. </text:p>
      <text:p text:style-name="P2"/>
      <text:p text:style-name="P2">Well my reasoning/thinking is like this (as wrongfully and amateurish as </text:p>
      <text:p text:style-name="P2">you can probably think of): people who are used to use the Apache </text:p>
      <text:p text:style-name="P2">license for their projects would probably like to use a third party </text:p>
      <text:p text:style-name="P2">program/library under the same license (thinking of the BSF people), the </text:p>
      <text:p text:style-name="P2">CPL people would like to use a third party program/library under the </text:p>
      <text:p text:style-name="P2">same license (and I want to make sure, that especially this group does </text:p>
      <text:p text:style-name="P2">not get restricted in any ways), and the LGPL-people (OOo itself is now </text:p>
      <text:p text:style-name="P2">under LGPL) as well. So what I would like to achieve is to serve all </text:p>
      <text:p text:style-name="P2">three communities with the licenses they use for themselves.</text:p>
      <text:p text:style-name="P2"/>
      <text:p text:style-name="P2">Of course, I am happy enough to "only" apply the CPL license, if you </text:p>
      <text:p text:style-name="P2">think that that would not shy away the other two communities (Apache and </text:p>
      <text:p text:style-name="P2">OOo).</text:p>
      <text:p text:style-name="P2"/>
      <text:p text:style-name="P2">If you think, that CPL (or the Apache license) would be fine for all </text:p>
      <text:p text:style-name="P2">three, then I would use that (which makes typing/maintaining those </text:p>
      <text:p text:style-name="P2">stupid licenses much easier, needless to say).</text:p>
      <text:p text:style-name="P2"/>
      <text:p text:style-name="Préformaté_20_HTML">Regards,</text:p>
      <text:p text:style-name="Préformaté_20_HTML"/>
      <text:p text:style-name="Préformaté_20_HTML">---rony</text:p>
      <text:p text:style-name="P11"/>
      <text:h text:style-name="P1" text:outline-level="2">Rick</text:h>
      <text:p text:style-name="Préformaté_20_HTML"><text:span text:style-name="T1">On 12/27/05, Rony G. Flatscher &lt;</text:span><text:a xlink:type="simple" xlink:href="mailto:Rony.Flatscher@wu-wien.ac.at" office:target-frame-name="_new" xlink:show="replace"><text:span text:style-name="Internet_20_link"><text:span text:style-name="T1">Rony.Flatscher@wu-wien.ac.at</text:span></text:span></text:a><text:span text:style-name="T1">&gt; wrote:</text:span></text:p>
      <text:p text:style-name="P2">&gt;</text:p>
      <text:p text:style-name="P2">&gt; Hi Rick,</text:p>
      <text:p text:style-name="P2">&gt;</text:p>
      <text:p text:style-name="P2">&gt; Rick McGuire wrote:</text:p>
      <text:p text:style-name="P2">&gt;</text:p>
      <text:p text:style-name="P2">&gt; &gt; I don't understand your insistance that you need to release this under</text:p>
      <text:p text:style-name="P2">&gt; &gt; different licenses...I suspect you also have a misunderstanding of the</text:p>
      <text:p text:style-name="P2">&gt; &gt; meaning of the word "use".</text:p>
      <text:p text:style-name="P2">&gt;</text:p>
      <text:p text:style-name="P2">&gt; Probably, I think I am just insecure because of not overseeing the</text:p>
      <text:p text:style-name="P2">&gt; ramifications of the different licenses.</text:p>
      <text:p text:style-name="P2"/>
      <text:p text:style-name="P2"/>
      <text:p text:style-name="P2"/>
      <text:p text:style-name="P2"/>
      <text:p text:style-name="P2">Don't think of the ramifications of the different licences, think solely in</text:p>
      <text:p text:style-name="P2">terms of what rights YOU wish to grant to people in how they use and</text:p>
      <text:p text:style-name="Préformaté_20_HTML"><text:span text:style-name="T1">redistribute the code. <text:s text:c="2"/>Licensing under multiple licenses actually confuses the rights/limitations and is more likely cause people to steer away from it.</text:span></text:p>
      <text:p text:style-name="P2"/>
      <text:p text:style-name="P2"/>
      <text:p text:style-name="P2">&gt; The Apache and CPL licenses really only impose restrictions on the</text:p>
      <text:p text:style-name="P2"><text:soft-page-break/>&gt; &gt; source code, not usage, and don't impose any additional restrictions</text:p>
      <text:p text:style-name="P2">&gt; &gt; on usage of the program. <text:s/>There's no point in trying to release this</text:p>
      <text:p text:style-name="P2">&gt; &gt; as one or the other.</text:p>
      <text:p text:style-name="P2">&gt;</text:p>
      <text:p text:style-name="P2">&gt; So would you think that CPL only would be o.k. for the Apache people as</text:p>
      <text:p text:style-name="P2">&gt; well (and vice versa)?</text:p>
      <text:p text:style-name="P2"/>
      <text:p text:style-name="P2"/>
      <text:p text:style-name="P2"/>
      <text:p text:style-name="Préformaté_20_HTML"><text:span text:style-name="T1">Absolutely. <text:s/></text:span><text:span text:style-name="T4">As long as the source of the code is acknowledged as outlined</text:span></text:p>
      <text:p text:style-name="P3">under the terms and conditions of the license agreement, you can do anything with the code you want (including distributing it without source or relicensing under a different license...something not possible with the GPL or LGPL). <text:s/>Apache projects freely use CPL licensed code, and over time</text:p>
      <text:p text:style-name="P3">ooRexx is going to take advantage of Apache licensed code, such as the</text:p>
      <text:p text:style-name="P4">Apache Portable runtime, Xerces, Xalan, etc.).</text:p>
      <text:p text:style-name="Préformaté_20_HTML"/>
      <text:p text:style-name="Préformaté_20_HTML"/>
      <text:p text:style-name="P2">&gt; &gt; The LGPL is another matter entirely. <text:s/>The LGPL is poison. <text:s/>LGPL</text:p>
      <text:p text:style-name="P2">&gt; &gt; licensed code is always a problem, because of the viral nature of the</text:p>
      <text:p text:style-name="P2">&gt; &gt; LGPL license. <text:s/>I will normally give a :NO" vote to accepting anything</text:p>
      <text:p text:style-name="P2">&gt; &gt; that has been licensed as LGPL for inclusion into ooRexx because it</text:p>
      <text:p text:style-name="P2">&gt; &gt; has the potential to poison the codebase for everybody else. <text:s/>Once the</text:p>
      <text:p text:style-name="P2">&gt; &gt; code is poisoned in that way, it immediately ends my participation too.</text:p>
      <text:p text:style-name="P2">&gt;</text:p>
      <text:p text:style-name="P2">&gt; Yes, I understand that, and of course that is something I would hardly</text:p>
      <text:p text:style-name="P2">&gt; want to incur... ;)</text:p>
      <text:p text:style-name="P2"/>
      <text:p text:style-name="P2"/>
      <text:p text:style-name="Préformaté_20_HTML"><text:span text:style-name="T1">But </text:span><text:span text:style-name="T4">you must also understand that some companies (for example, IBM) will not touch GPL or LGPL licensed code under any circumstances, even if the code has been released under other less restrictive licenses. <text:s/>If your project is EVER released under the LGPL it will never get IBM legal approval to be used in an IBM product.</text:span><text:span text:style-name="T1"> <text:s/>A lot of non-GPL based projects have a similar</text:span></text:p>
      <text:p text:style-name="P2"/>
      <text:p text:style-name="P2">&gt; What reasons do you have for wanting to multi-license this way? <text:s/>I</text:p>
      <text:p text:style-name="P2">&gt; &gt; can't think of any valid reason for wanting to do this.</text:p>
      <text:p text:style-name="P2">&gt;</text:p>
      <text:p text:style-name="P2">&gt; Well my reasoning/thinking is like this (as wrongfully and amateurish as</text:p>
      <text:p text:style-name="P2">&gt; you can probably think of): people who are used to use the Apache</text:p>
      <text:p text:style-name="P2">&gt; license for their projects would probably like to use a third party</text:p>
      <text:p text:style-name="P2">&gt; program/library under the same license (thinking of the BSF people), the</text:p>
      <text:p text:style-name="P2">&gt; CPL people would like to use a third party program/library under the</text:p>
      <text:p text:style-name="P2">&gt; same license (and I want to make sure, that especially this group does</text:p>
      <text:p text:style-name="P2">&gt; not get restricted in any ways), and the LGPL-people (OOo itself is now</text:p>
      <text:p text:style-name="P2">&gt; under LGPL) as well. So what I would like to achieve is to serve all</text:p>
      <text:p text:style-name="P2">&gt; three communities with the licenses they use for themselves.</text:p>
      <text:p text:style-name="P2"/>
      <text:p text:style-name="P2"/>
      <text:p text:style-name="P2">By doing this, you will serve none of the communities. <text:s/>Think about the</text:p>
      <text:p text:style-name="P2">terms and conditions under which you want the code to be used, not what</text:p>
      <text:p text:style-name="Préformaté_20_HTML"><text:span text:style-name="T1">licenses the users might be using. <text:s/></text:span><text:span text:style-name="T4">Either the CPL or the Apache license</text:span></text:p>
      <text:p text:style-name="P3">would work, because it imposes very few burdens on the user. <text:s/>This can be</text:p>
      <text:p text:style-name="Préformaté_20_HTML"><text:span text:style-name="T4">used quite easily by the GPL community. <text:s/>The reverse is not true</text:span><text:span text:style-name="T1">.</text:span></text:p>
      <text:p text:style-name="P2"/>
      <text:p text:style-name="P2"/>
      <text:p text:style-name="P2"/>
      <text:p text:style-name="P2">Of course, I am happy enough to "only" apply the CPL license, if you</text:p>
      <text:p text:style-name="P2">&gt; think that that would not shy away the other two communities (Apache and</text:p>
      <text:p text:style-name="P2">&gt; OOo).</text:p>
      <text:p text:style-name="P2"><text:soft-page-break/>&gt;</text:p>
      <text:p text:style-name="P2">&gt; If you think, that CPL (or the Apache license) would be fine for all</text:p>
      <text:p text:style-name="P2">&gt; three, then I would use that (which makes typing/maintaining those</text:p>
      <text:p text:style-name="P2">&gt; stupid licenses much easier, needless to say).</text:p>
      <text:p text:style-name="P2"/>
      <text:p text:style-name="P2"/>
      <text:p text:style-name="P3">Either the CPL or the Apache license is fine....they are actually pretty</text:p>
      <text:p text:style-name="P3">similar. <text:s/>IBM is actually moving away from the CPL these days and releasing</text:p>
      <text:p text:style-name="P3">more stuff under the Apache license.</text:p>
      <text:p text:style-name="P2"/>
      <text:p text:style-name="P2"/>
      <text:p text:style-name="Préformaté_20_HTML">Regards,</text:p>
      <text:p text:style-name="P11"/>
      <text:h text:style-name="Heading_20_1" text:outline-level="1">[Oorexx-admin] Non-CPL friendly extensions.</text:h>
      <text:p text:style-name="Standard"><text:a xlink:type="simple" xlink:href="https://sourceforge.net/mailarchive/message.php?msg_id=33bd05330504270322199f7887%40mail.gmail.com"><text:span text:style-name="Internet_20_link">https://sourceforge.net/mailarchive/message.php?msg_id=33bd05330504270322199f7887%40mail.gmail.com</text:span></text:a></text:p>
      <text:p text:style-name="Standard"/>
      <text:p text:style-name="P2">The recent discussion for Rexx pcre support got me to thinking about</text:p>
      <text:p text:style-name="Préformaté_20_HTML"><text:span text:style-name="T1">the issues of GPL. <text:s/></text:span><text:span text:style-name="T4">The viral nature of the GPL poses problems with</text:span></text:p>
      <text:p text:style-name="P3">the attempts to keep the core code CPL clean. <text:s/>As such, we'd not be</text:p>
      <text:p text:style-name="P3">able to accept contributions to ooRexx that were not CPL compatible,</text:p>
      <text:p text:style-name="P3">because once we started distributing that code with ooRexx, changes</text:p>
      <text:p text:style-name="Préformaté_20_HTML"><text:span text:style-name="T4">the nature of the ooRexx license into one less commercially friendly</text:span><text:span text:style-name="T1">.</text:span></text:p>
      <text:p text:style-name="P2"/>
      <text:p text:style-name="Préformaté_20_HTML"><text:span text:style-name="T4">However, if we have a </text:span><text:span text:style-name="T3">clean separation</text:span><text:span text:style-name="T4"> of the code, we'd still be ok</text:span><text:span text:style-name="T1">.=20</text:span></text:p>
      <text:p text:style-name="P2">How about if we create a second project for GPL (or possibly LGPL)</text:p>
      <text:p text:style-name="P2">licensed Rexx extensions that can be downloaded seperately. <text:s/>This will</text:p>
      <text:p text:style-name="P2">give a single place for downloading common Rexx extensions, without</text:p>
      <text:p text:style-name="P2">exposing the core to the multiple licensing risks.</text:p>
      <text:p text:style-name="P2"/>
      <text:p text:style-name="Préformaté_20_HTML">Rick</text:p>
      <text:p text:style-name="Standard"/>
      <text:h text:style-name="Heading_20_1" text:outline-level="1">Re: [Oorexx-admin] Project Charter</text:h>
      <text:p text:style-name="Standard"><text:a xlink:type="simple" xlink:href="https://sourceforge.net/mailarchive/message.php?msg_id=OFE8A62052.95380E8A-ON06256F92.005BDDDD-06256F92.005C6048%40us.ibm.com"><text:span text:style-name="Internet_20_link">https://sourceforge.net/mailarchive/message.php?msg_id=OFE8A62052.95380E8A-ON06256F92.005BDDDD-06256F92.005C6048%40us.ibm.com</text:span></text:a></text:p>
      <text:h text:style-name="Heading_20_2" text:outline-level="2">Mark Hessling</text:h>
      <text:p text:style-name="P2">I've rewritten the proposed ooRexx Charter significantly. It is based on </text:p>
      <text:p text:style-name="P2">David's original, plus bits</text:p>
      <text:p text:style-name="P2">from the Apache and COSA charters.</text:p>
      <text:p text:style-name="P2">Please have a read and get back any comments to me ASAP. We all want this </text:p>
      <text:p text:style-name="P2">finalised quickly, so as</text:p>
      <text:p text:style-name="P2">soon as you ALL (ie the Development Team) have commented, I will forward </text:p>
      <text:p text:style-name="P2">this to the RexxLA board</text:p>
      <text:p text:style-name="P2">for approval.</text:p>
      <text:p text:style-name="P2"/>
      <text:p text:style-name="P2">Pam, I would also consider your input invaluable as well.</text:p>
      <text:p text:style-name="P2"/>
      <text:p text:style-name="P2">David, when can the httpd server be ready on 69.150.206.90? I also think </text:p>
      <text:p text:style-name="P2">we need to ge this new web</text:p>
      <text:p text:style-name="P2">site up and available to the public ASAP!!</text:p>
      <text:p text:style-name="P2"/>
      <text:p text:style-name="P2">Currently, the charter is available at:</text:p>
      <text:p text:style-name="Préformaté_20_HTML"><text:a xlink:type="simple" xlink:href="http://www.rexxla.org/oorexx/charter.html" office:target-frame-name="_new" xlink:show="replace"><text:span text:style-name="Internet_20_link"><text:span text:style-name="T1">http://www.rexxla.org/oorexx/charter.html</text:span></text:span></text:a></text:p>
      <text:p text:style-name="P2"/>
      <text:p text:style-name="Préformaté_20_HTML">Cheers, Mark.</text:p>
      <text:p text:style-name="Standard"/>
      <text:h text:style-name="Heading_20_2" text:outline-level="2">David</text:h>
      <text:p text:style-name="P2">I do not have any real problem with the proposed charter. Rick outlined </text:p>
      <text:p text:style-name="P2">the things I would have commented on.</text:p>
      <text:p text:style-name="P2"/>
      <text:p text:style-name="P2">However, it is clear we need to come to grops with how we will use (or not </text:p>
      <text:p text:style-name="P2">use) LGPL code. We need a good set of guidelines to go by. Tthese do not </text:p>
      <text:p text:style-name="P2">have to be in the charter but they must be clear and unambiguous to all </text:p>
      <text:p text:style-name="Préformaté_20_HTML"><text:span text:style-name="T1">the commiters. </text:span><text:span text:style-name="T4">I don't think we have a problem with code that dynamically </text:span></text:p>
      <text:p text:style-name="P3">links to an LGPL binary. But clearly we cannot distribute LGPL code with </text:p>
      <text:p text:style-name="Préformaté_20_HTML"><text:span text:style-name="T4">the ooRexx distribution</text:span><text:span text:style-name="T1">.</text:span></text:p>
      <text:p text:style-name="P2"/>
      <text:p text:style-name="P2">In any case, we need a set of guidelines for this issue.</text:p>
      <text:p text:style-name="P2"/>
      <text:p text:style-name="Préformaté_20_HTML">Thanks,</text:p>
      <text:p text:style-name="Préformaté_20_HTML">W. David Ashley</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847cm" fo:margin-bottom="0cm" fo:keep-together="always" fo:break-before="page"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mbria" fo:font-weight="bold" style:font-name-asian="Times New Roman" style:font-weight-asian="bold" style:font-name-complex="Times New Roman" style:font-weight-complex="bold"/>
    </style:style>
    <style:style style:name="Explorateur_20_de_20_documents" style:display-name="Explorateur de document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Préformaté_20_HTML" style:display-name="Préformaté HTML" style:family="paragraph" style:parent-style-name="Standard">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font-name-complex="Courier New" style:font-size-complex="10pt"/>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Explorateur_20_de_20_documents_20_Car" style:display-name="Explorateur de documents Car" style:family="text" style:parent-style-name="Police_20_par_20_défaut">
      <style:text-properties style:font-name="Tahoma" fo:font-size="8pt" style:font-size-asian="8pt" style:font-name-complex="Tahoma" style:font-size-complex="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Préformaté_20_HTML_20_Car" style:display-name="Préformaté HTML Car" style:family="text" style:parent-style-name="Police_20_par_20_défaut">
      <style:text-properties style:font-name="Courier New" fo:font-size="10pt" style:font-name-asian="Times New Roman" style:font-size-asian="10pt" style:font-name-complex="Courier New" style:font-size-complex="10pt"/>
    </style:style>
    <style:style style:name="Titre_20_3_20_Car" style:display-name="Titre 3 Car" style:family="text" style:parent-style-name="Police_20_par_20_défaut">
      <style:text-properties fo:color="#4f81bd" style:font-name="Cambria" fo:font-weight="bold" style:font-name-asian="Times New Roman" style:font-weight-asian="bold" style:font-name-complex="Times New Roman" style:font-weight-complex="bold"/>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LFaucher</meta:initial-creator>
    <meta:creation-date>2010-08-07T09:41:00</meta:creation-date>
    <dc:creator>JLFaucher</dc:creator>
    <dc:date>2010-09-01T09:12:00</dc:date>
    <meta:editing-cycles>21</meta:editing-cycles>
    <meta:editing-duration>PT01H35M00S</meta:editing-duration>
    <meta:document-statistic meta:table-count="0" meta:image-count="0" meta:object-count="0" meta:page-count="15" meta:paragraph-count="409" meta:word-count="4349" meta:character-count="26436"/>
    <meta:generator>OpenOffice.org/3.2$Win32 OpenOffice.org_project/320m18$Build-9502</meta:generator>
  </office:meta>
</office:document-meta>
</file>